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Front-end app/Web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S</text:p>
          </table:table-cell>
          <table:table-cell office:value-type="string">
            <text:p>Front-end app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Java (and to take care of #27 and #28)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11:5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1-08T11:51:55</dc:date>
    <meta:editing-duration>PT04H49M39S</meta:editing-duration>
    <meta:editing-cycles>28</meta:editing-cycles>
    <meta:generator>OpenOffice.org/3.2$Unix OpenOffice.org_project/320m12$Build-9483</meta:generator>
    <dc:creator>Tyler Hayes</dc:creator>
    <meta:document-statistic meta:table-count="3" meta:cell-count="198" meta:object-count="0"/>
    <meta:user-defined meta:name="Info 1"/>
    <meta:user-defined meta:name="Info 2"/>
    <meta:user-defined meta:name="Info 3"/>
    <meta:user-defined meta:name="Info 4"/>
  </office:meta>
</office:document-meta>
</file>